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8986in" fo:margin-left="0in" fo:margin-top="0in" fo:margin-bottom="0in" table:align="left" style:writing-mode="lr-tb"/>
    </style:style>
    <style:style style:name="Table1.A" style:family="table-column">
      <style:table-column-properties style:column-width="1.3451in"/>
    </style:style>
    <style:style style:name="Table1.B" style:family="table-column">
      <style:table-column-properties style:column-width="1.0979in"/>
    </style:style>
    <style:style style:name="Table1.C" style:family="table-column">
      <style:table-column-properties style:column-width="1.1472in"/>
    </style:style>
    <style:style style:name="Table1.D" style:family="table-column">
      <style:table-column-properties style:column-width="1.1507in"/>
    </style:style>
    <style:style style:name="Table1.E" style:family="table-column">
      <style:table-column-properties style:column-width="1.157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bdd6ee" fo:border-right="0.5pt solid #bdd6ee" fo:border-top="0.5pt solid #bdd6ee" fo:border-bottom="1.5pt solid #9cc2e5"/>
    </style:style>
    <style:style style:name="Table1.A2" style:family="table-cell">
      <style:table-cell-properties fo:padding-left="0.0785in" fo:padding-right="0.075in" fo:padding-top="0in" fo:padding-bottom="0in" fo:border="0.5pt solid #bdd6ee"/>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1.1792in"/>
    </style:style>
    <style:style style:name="Table2.B" style:family="table-column">
      <style:table-column-properties style:column-width="1.179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bdd6ee" fo:border-right="0.5pt solid #bdd6ee" fo:border-top="0.5pt solid #bdd6ee" fo:border-bottom="1.5pt solid #9cc2e5"/>
    </style:style>
    <style:style style:name="Table2.A2" style:family="table-cell">
      <style:table-cell-properties fo:padding-left="0.0785in" fo:padding-right="0.075in" fo:padding-top="0in" fo:padding-bottom="0in" fo:border="0.5pt solid #bdd6ee"/>
    </style:style>
    <style:style style:name="Table3" style:family="table">
      <style:table-properties style:width="5.8986in" fo:margin-left="0in" fo:margin-top="0in" fo:margin-bottom="0in" table:align="left" style:writing-mode="lr-tb"/>
    </style:style>
    <style:style style:name="Table3.A" style:family="table-column">
      <style:table-column-properties style:column-width="1.1792in"/>
    </style:style>
    <style:style style:name="Table3.B" style:family="table-column">
      <style:table-column-properties style:column-width="1.179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bdd6ee" fo:border-right="0.5pt solid #bdd6ee" fo:border-top="0.5pt solid #bdd6ee" fo:border-bottom="1.5pt solid #9cc2e5"/>
    </style:style>
    <style:style style:name="Table3.A2" style:family="table-cell">
      <style:table-cell-properties fo:padding-left="0.0785in" fo:padding-right="0.075in" fo:padding-top="0in" fo:padding-bottom="0in" fo:border="0.5pt solid #bdd6ee"/>
    </style:style>
    <style:style style:name="P1" style:family="paragraph" style:parent-style-name="Standard">
      <style:text-properties fo:color="#2f5496" style:font-name="Calibri Light" fo:font-size="16pt" style:font-name-asian="F" style:font-size-asian="16pt" style:font-name-complex="F" style:font-size-complex="16pt"/>
    </style:style>
    <style:style style:name="P2" style:family="paragraph" style:parent-style-name="Standard">
      <style:paragraph-properties fo:text-align="center" style:justify-single-word="false"/>
      <style:text-properties fo:font-weight="bold" officeooo:rsid="00022fb0" officeooo:paragraph-rsid="00022fb0" style:font-weight-asian="bold" style:font-weight-complex="bold"/>
    </style:style>
    <style:style style:name="P3" style:family="paragraph" style:parent-style-name="Standard">
      <style:text-properties officeooo:rsid="00022fb0" officeooo:paragraph-rsid="00022fb0"/>
    </style:style>
    <style:style style:name="P4" style:family="paragraph" style:parent-style-name="Standard">
      <style:paragraph-properties fo:text-align="justify" style:justify-single-word="false"/>
      <style:text-properties fo:font-weight="normal" officeooo:rsid="00022fb0" officeooo:paragraph-rsid="00022fb0" style:font-weight-asian="normal" style:font-weight-complex="normal"/>
    </style:style>
    <style:style style:name="P5" style:family="paragraph" style:parent-style-name="Standard">
      <style:paragraph-properties fo:text-align="justify" style:justify-single-word="false"/>
      <style:text-properties fo:font-weight="normal" officeooo:rsid="00022fb0" officeooo:paragraph-rsid="0003e0eb" style:font-weight-asian="normal" style:font-weight-complex="normal"/>
    </style:style>
    <style:style style:name="P6" style:family="paragraph" style:parent-style-name="Standard">
      <style:paragraph-properties fo:text-align="justify" style:justify-single-word="false"/>
      <style:text-properties fo:font-weight="normal" officeooo:rsid="0003e0eb" officeooo:paragraph-rsid="0003e0eb" style:font-weight-asian="normal" style:font-weight-complex="normal"/>
    </style:style>
    <style:style style:name="P7" style:family="paragraph" style:parent-style-name="Standard">
      <style:paragraph-properties fo:text-align="justify" style:justify-single-word="false"/>
      <style:text-properties fo:font-style="normal" fo:font-weight="normal" officeooo:rsid="0003e0eb" officeooo:paragraph-rsid="0003e0eb"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color="#000000" fo:font-style="normal" fo:font-weight="normal" officeooo:rsid="0003e0eb" officeooo:paragraph-rsid="0003e0eb" style:font-style-asian="normal" style:font-weight-asian="normal" style:font-style-complex="normal" style:font-weight-complex="normal"/>
    </style:style>
    <style:style style:name="P9" style:family="paragraph" style:parent-style-name="Standard">
      <style:paragraph-properties fo:margin-top="0in" fo:margin-bottom="0in" loext:contextual-spacing="false" fo:line-height="100%"/>
      <style:text-properties fo:font-weight="bold" style:font-weight-asian="bold" style:font-weight-complex="bold"/>
    </style:style>
    <style:style style:name="P10" style:family="paragraph" style:parent-style-name="Standard">
      <style:paragraph-properties fo:margin-top="0in" fo:margin-bottom="0in" loext:contextual-spacing="false" fo:line-height="100%"/>
      <style:text-properties fo:font-weight="bold" style:font-weight-asian="bold" style:font-weight-complex="bold"/>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text-properties officeooo:rsid="00022fb0" officeooo:paragraph-rsid="00022fb0"/>
    </style:style>
    <style:style style:name="P13" style:family="paragraph" style:parent-style-name="Standard" style:master-page-name="First_20_Page">
      <style:paragraph-properties style:page-number="auto"/>
    </style:style>
    <style:style style:name="P14" style:family="paragraph" style:parent-style-name="Contents_20_1">
      <style:paragraph-properties>
        <style:tab-stops>
          <style:tab-stop style:position="5.8984in" style:type="right" style:leader-style="dotted" style:leader-text="."/>
        </style:tab-stops>
      </style:paragraph-properties>
    </style:style>
    <style:style style:name="P15" style:family="paragraph" style:parent-style-name="TOC_20_Heading">
      <style:paragraph-properties fo:break-before="page"/>
    </style:style>
    <style:style style:name="P16" style:family="paragraph">
      <loext:graphic-properties draw:fill="solid" draw:fill-color="#4472c4"/>
      <style:paragraph-properties fo:text-align="start"/>
    </style:style>
    <style:style style:name="P17" style:family="paragraph">
      <style:paragraph-properties fo:margin-top="0.0835in" fo:margin-bottom="0in" fo:line-height="100%" fo:text-align="center"/>
    </style:style>
    <style:style style:name="P18" style:family="paragraph">
      <loext:graphic-properties draw:fill="solid" draw:fill-color="#4472c4"/>
      <style:paragraph-properties fo:margin-top="0.0835in" fo:margin-bottom="0in" fo:line-height="100%" fo:text-align="center"/>
    </style:style>
    <style:style style:name="P19" style:family="paragraph">
      <style:paragraph-properties fo:margin-top="0in" fo:margin-bottom="0in" fo:line-height="100%" fo:text-align="center"/>
    </style:style>
    <style:style style:name="P20" style:family="paragraph">
      <loext:graphic-properties draw:fill="solid" draw:fill-color="#ffffff"/>
      <style:paragraph-properties fo:margin-top="0in" fo:margin-bottom="0in" fo:line-height="100%" fo:text-align="center"/>
    </style:style>
    <style:style style:name="T1" style:family="text">
      <style:text-properties text:display="true"/>
    </style:style>
    <style:style style:name="T2" style:family="text">
      <style:text-properties fo:font-weight="bold" style:font-weight-asian="bold"/>
    </style:style>
    <style:style style:name="T3" style:family="text">
      <style:text-properties fo:font-weight="bold" officeooo:rsid="0003e0eb" style:font-weight-asian="bold" style:font-weight-complex="bold"/>
    </style:style>
    <style:style style:name="T4" style:family="text">
      <style:text-properties fo:color="#2a00ff" style:font-name="Monospace" fo:font-size="10pt" fo:font-weight="bold" officeooo:rsid="0003e0eb" fo:background-color="#e8f2fe" loext:char-shading-value="0" style:font-size-asian="10pt" style:font-weight-asian="bold" style:font-weight-complex="bold"/>
    </style:style>
    <style:style style:name="T5" style:family="text">
      <style:text-properties fo:color="#2a00ff" style:font-name="Monospace" fo:font-size="10pt" fo:font-weight="bold" fo:background-color="#e8f2fe" loext:char-shading-value="0" style:font-size-asian="10pt" style:font-weight-asian="bold" style:font-weight-complex="bold"/>
    </style:style>
    <style:style style:name="T6" style:family="text">
      <style:text-properties fo:color="#2a00ff" style:font-name="Monospace" fo:font-size="10pt" fo:font-style="italic" fo:font-weight="bold" fo:background-color="#e8f2fe" loext:char-shading-value="0" style:font-size-asian="10pt" style:font-style-asian="italic" style:font-weight-asian="bold" style:font-style-complex="italic" style:font-weight-complex="bold"/>
    </style:style>
    <style:style style:name="T7" style:family="text">
      <style:text-properties style:font-name="Monospace" fo:font-size="10pt" fo:font-weight="bold" fo:background-color="#e8f2fe" loext:char-shading-value="0" style:font-size-asian="10pt" style:font-weight-asian="bold" style:font-weight-complex="bold"/>
    </style:style>
    <style:style style:name="T8"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text-transform="uppercase" fo:color="#4472c4"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fo:margin-left="0.1252in" fo:margin-right="0.128in" fo:margin-top="0in" fo:margin-bottom="0.0008in"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2" style:family="graphic">
      <style:graphic-properties draw:stroke="none" svg:stroke-width="0.0138in" draw:stroke-linejoin="miter" draw:fill="solid" draw:fill-color="#4472c4" draw:textarea-vertical-align="middle" draw:auto-grow-height="false" draw:fit-to-size="false" style:shrink-to-fit="false" fo:min-height="1.4in" fo:min-width="7.3008in" fo:padding-top="0.05in" fo:padding-bottom="0.05in" fo:padding-left="0.1in" fo:padding-right="0.1in" fo:wrap-option="wrap" style:run-through="background"/>
    </style:style>
    <style:style style:name="gr3" style:family="graphic">
      <style:graphic-properties draw:stroke="none" svg:stroke-width="0.0138in" draw:stroke-linejoin="miter" draw:fill="solid" draw:fill-color="#4472c4" draw:textarea-vertical-align="bottom" draw:auto-grow-height="false" draw:fit-to-size="false" style:shrink-to-fit="false" fo:min-height="4.2008in" fo:min-width="6.5008in" fo:padding-top="0.8in" fo:padding-bottom="0.5in" fo:padding-left="0.5in" fo:padding-right="0.5in" fo:wrap-option="wrap" style:run-through="background"/>
    </style:style>
    <style:style style:name="gr4" style:family="graphic">
      <style:graphic-properties draw:stroke="none" svg:stroke-width="0.0071in" draw:fill="solid" draw:fill-color="#ffffff" draw:textarea-vertical-align="middle" draw:auto-grow-height="false" draw:fit-to-size="false" style:shrink-to-fit="false" fo:min-height="2.778in" fo:min-width="6.5008in" fo:padding-top="0.1in" fo:padding-bottom="0.1in" fo:padding-left="0.5in" fo:padding-right="0.5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g text:anchor-type="paragraph" style:rel-width="88%" style:rel-height="91%" draw:z-index="0" draw:name="Grupo 193" draw:style-name="gr1"><draw:custom-shape draw:name="Rectángulo 194" draw:style-name="gr2" draw:text-style-name="P16" svg:width="7.5004in" svg:height="1.4996in" svg:x="0.3799in" svg:y="0.85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195" draw:style-name="gr3" draw:text-style-name="P18" svg:width="7.5004in" svg:height="5.5004in" svg:x="0.3799in" svg:y="5.3354in"><text:p text:style-name="P17"><text:span text:style-name="T8">ADRIAN MINGUEZ GRAÑA</text:span></text:p><text:p text:style-name="P17"><text:span text:style-name="T8">MARIO MORAÑO ORVI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 de texto 196" draw:style-name="gr4" draw:text-style-name="P20" svg:width="7.5004in" svg:height="2.9776in" svg:x="0.3874in" svg:y="2.3575in"><text:p text:style-name="P19"><text:span text:style-name="T9">DOCUMENTACIÓN SERVICIOS WE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
      <text:p text:style-name="P15">Contenido</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1817435" text:style-name="Index_20_Link" text:visited-style-name="Index_20_Link">PRESENTACIÓN DEL PROBLEMA</text:a><text:a xlink:type="simple" xlink:href="#_Toc1817435" text:style-name="Index_20_Link" text:visited-style-name="Index_20_Link"><text:span text:style-name="T1"><text:tab/>1</text:span></text:a></text:p>
          <text:p text:style-name="P14"><text:a xlink:type="simple" xlink:href="#_Toc1817436" text:style-name="Index_20_Link" text:visited-style-name="Index_20_Link">ANÁLISIS Y DISEÑO DEL PROBLEMA A RESOLVER</text:a><text:a xlink:type="simple" xlink:href="#_Toc1817436" text:style-name="Index_20_Link" text:visited-style-name="Index_20_Link"><text:span text:style-name="T1"><text:tab/>1</text:span></text:a></text:p>
          <text:p text:style-name="P14"><text:a xlink:type="simple" xlink:href="#_Toc1817437" text:style-name="Index_20_Link" text:visited-style-name="Index_20_Link">ARQUITECTURA DE LA SOLUCIÓN</text:a><text:a xlink:type="simple" xlink:href="#_Toc1817437" text:style-name="Index_20_Link" text:visited-style-name="Index_20_Link"><text:span text:style-name="T1"><text:tab/>1</text:span></text:a></text:p>
          <text:p text:style-name="P14"><text:a xlink:type="simple" xlink:href="#_Toc1817438" text:style-name="Index_20_Link" text:visited-style-name="Index_20_Link">INSTALACIÓN, DESPLIEGUE Y PUESTA EN PRODUCCIÓN</text:a><text:a xlink:type="simple" xlink:href="#_Toc1817438" text:style-name="Index_20_Link" text:visited-style-name="Index_20_Link"><text:span text:style-name="T1"><text:tab/>1</text:span></text:a></text:p>
          <text:p text:style-name="Standard"/>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1817435"/></text:p>
      <text:p text:style-name="Standard"/>
      <text:p text:style-name="Standard"/>
      <text:h text:style-name="Heading_20_1" text:outline-level="1"><text:soft-page-break/>PRESENTACIÓN DEL PROBLEMA<text:bookmark-end text:name="_Toc1817435"/></text:h>
      <text:h text:style-name="Heading_20_1" text:outline-level="1"><text:bookmark-start text:name="_Toc1817436"/>ANÁLISIS Y DISEÑO DEL PROBLEMA A RESOLVER<text:bookmark-end text:name="_Toc1817436"/></text:h>
      <text:p text:style-name="Standard">Tabla 1: Servicios web externos utilizado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Proveedor</text:p>
          </table:table-cell>
          <table:table-cell table:style-name="Table1.A1" office:value-type="string">
            <text:p text:style-name="P9">Servicio</text:p>
          </table:table-cell>
          <table:table-cell table:style-name="Table1.A1" office:value-type="string">
            <text:p text:style-name="P9">Justificación</text:p>
          </table:table-cell>
          <table:table-cell table:style-name="Table1.A1" office:value-type="string">
            <text:p text:style-name="P9">Utilización</text:p>
          </table:table-cell>
          <table:table-cell table:style-name="Table1.A1" office:value-type="string">
            <text:p text:style-name="P9">Problemas</text:p>
          </table:table-cell>
        </table:table-row>
        <table:table-row table:style-name="Table1.1">
          <table:table-cell table:style-name="Table1.A2" office:value-type="string">
            <text:p text:style-name="P9">filmaffinity-api.mybluemix.net</text:p>
          </table:table-cell>
          <table:table-cell table:style-name="Table1.A2" office:value-type="string">
            <text:p text:style-name="P11">Get byTitle</text:p>
          </table:table-cell>
          <table:table-cell table:style-name="Table1.A2" office:value-type="string">
            <text:p text:style-name="P11">Para poder utilizar el servicio Get byId es necesario obtener la url a través de este servicio.</text:p>
          </table:table-cell>
          <table:table-cell table:style-name="Table1.A2" office:value-type="string">
            <text:p text:style-name="P11">Se utiliza desde fuera de la aplicación, el cliente de escritorio solicita que se vaya a la página del servicio para coger la url necesaria para crear una película en base de datos.</text:p>
          </table:table-cell>
          <table:table-cell table:style-name="Table1.A2" office:value-type="string">
            <text:p text:style-name="P11">Como busca una película por nombre, devuelve varias opciones y hay que ir una por una manualmente para saber si es la película que se quiere. Ese es el motivo por el que no se ha podido incluir dentro de la aplicación.</text:p>
          </table:table-cell>
        </table:table-row>
        <table:table-row table:style-name="Table1.1">
          <table:table-cell table:style-name="Table1.A2" office:value-type="string">
            <text:p text:style-name="P9">filmaffinity-api.mybluemix.net</text:p>
          </table:table-cell>
          <table:table-cell table:style-name="Table1.A2" office:value-type="string">
            <text:p text:style-name="P11">Get byId</text:p>
          </table:table-cell>
          <table:table-cell table:style-name="Table1.A2" office:value-type="string">
            <text:p text:style-name="P11">Es el servicio que va a proporcionar la información de Filmaffinity.</text:p>
          </table:table-cell>
          <table:table-cell table:style-name="Table1.A2" office:value-type="string">
            <text:p text:style-name="P11">Se utiliza para sacar la información de Filmaffinity sobre la película seleccionada.</text:p>
          </table:table-cell>
          <table:table-cell table:style-name="Table1.A2" office:value-type="string">
            <text:p text:style-name="P11">El formato de devolución del servicio es bastante malo, por lo que se ha tenido que convertir a un objeto Película, en lugar de enviar la información directamente.</text:p>
          </table:table-cell>
        </table:table-row>
      </table:table>
      <text:p text:style-name="Standard"/>
      <text:p text:style-name="Standard">Tabla 2: Servicios web de consumo interno</text:p>
      <table:table table:name="Table2" table:style-name="Table2">
        <table:table-column table:style-name="Table2.A"/>
        <table:table-column table:style-name="Table2.B" table:number-columns-repeated="4"/>
        <table:table-row table:style-name="Table2.1">
          <table:table-cell table:style-name="Table2.A1" office:value-type="string">
            <text:p text:style-name="P9">Servicio</text:p>
          </table:table-cell>
          <table:table-cell table:style-name="Table2.A1" office:value-type="string">
            <text:p text:style-name="P9">Justificación</text:p>
          </table:table-cell>
          <table:table-cell table:style-name="Table2.A1" office:value-type="string">
            <text:p text:style-name="P9">Utilización</text:p>
          </table:table-cell>
          <table:table-cell table:style-name="Table2.A1" office:value-type="string">
            <text:p text:style-name="P9">Problemas</text:p>
          </table:table-cell>
          <table:table-cell table:style-name="Table2.A1" office:value-type="string">
            <text:p text:style-name="P9">Donde se usa</text:p>
          </table:table-cell>
        </table:table-row>
        <table:table-row table:style-name="Table2.1">
          <table:table-cell table:style-name="Table2.A2" office:value-type="string">
            <text:p text:style-name="P9">Películas WS</text:p>
          </table:table-cell>
          <table:table-cell table:style-name="Table2.A2" office:value-type="string">
            <text:p text:style-name="P11">Es necesario conocer el número de películas que se encuentran en base de datos.</text:p>
          </table:table-cell>
          <table:table-cell table:style-name="Table2.A2" office:value-type="string">
            <text:p text:style-name="P11">A través del método Get se recoge el json con todas las películas y se almacena la propiedad Count en un int para conocer el número de películas.</text:p>
          </table:table-cell>
          <table:table-cell table:style-name="Table2.A2" office:value-type="string">
            <text:p text:style-name="P11">Como devuelve un Array de Strings se tiene que convertir a Json.</text:p>
          </table:table-cell>
          <table:table-cell table:style-name="Table2.A2" office:value-type="string">
            <text:p text:style-name="P11">Se utiliza en el cliente de escritorio para asignar el IdContador adecuado a una nueva película.</text:p>
          </table:table-cell>
        </table:table-row>
        <table:table-row table:style-name="Table2.1">
          <table:table-cell table:style-name="Table2.A2" office:value-type="string">
            <text:p text:style-name="P9">Get byId</text:p>
          </table:table-cell>
          <table:table-cell table:style-name="Table2.A2" office:value-type="string">
            <text:p text:style-name="P11">Es el servicio <text:soft-page-break/>que va a proporcionar la información de Filmaffinity.</text:p>
          </table:table-cell>
          <table:table-cell table:style-name="Table2.A2" office:value-type="string">
            <text:p text:style-name="P11">Se utiliza para <text:soft-page-break/>sacar la información de Filmaffinity sobre la película seleccionada.</text:p>
          </table:table-cell>
          <table:table-cell table:style-name="Table2.A2" office:value-type="string">
            <text:p text:style-name="P11">El formato de <text:soft-page-break/>devolución del servicio es bastante malo, por lo que se ha tenido que convertir a un objeto Película, en lugar de enviar la información directamente.</text:p>
          </table:table-cell>
          <table:table-cell table:style-name="Table2.A2" office:value-type="string">
            <text:p text:style-name="P11">Se utiliza en el <text:soft-page-break/>servicio películas WS para recoger la información de las películas.</text:p>
          </table:table-cell>
        </table:table-row>
      </table:table>
      <text:p text:style-name="Standard"/>
      <text:p text:style-name="Standard">Tabla 3: Servicios web ofrecidos para consumo externo</text:p>
      <table:table table:name="Table3" table:style-name="Table3">
        <table:table-column table:style-name="Table3.A"/>
        <table:table-column table:style-name="Table3.B" table:number-columns-repeated="4"/>
        <table:table-row table:style-name="Table3.1">
          <table:table-cell table:style-name="Table3.A1" office:value-type="string">
            <text:p text:style-name="P9">Servicio</text:p>
          </table:table-cell>
          <table:table-cell table:style-name="Table3.A1" office:value-type="string">
            <text:p text:style-name="P9">Justificación</text:p>
          </table:table-cell>
          <table:table-cell table:style-name="Table3.A1" office:value-type="string">
            <text:p text:style-name="P9">Utilización</text:p>
          </table:table-cell>
          <table:table-cell table:style-name="Table3.A1" office:value-type="string">
            <text:p text:style-name="P9">Problemas</text:p>
          </table:table-cell>
          <table:table-cell table:style-name="Table3.A1" office:value-type="string">
            <text:p text:style-name="P9">Para quien se ofrece</text:p>
          </table:table-cell>
        </table:table-row>
        <table:table-row table:style-name="Table3.1">
          <table:table-cell table:style-name="Table3.A2" office:value-type="string">
            <text:p text:style-name="P9">Comparador WS</text:p>
          </table:table-cell>
          <table:table-cell table:style-name="Table3.A2" office:value-type="string">
            <text:p text:style-name="P11">Se necesitaba crear un servicio para comparar el precio de una película entre varios distribuidores.</text:p>
          </table:table-cell>
          <table:table-cell table:style-name="Table3.A2" office:value-type="string">
            <text:p text:style-name="P11">Recoge el nombre de una película y devuelve el precio (de forma aleatoria) de dicha película en 6 distribuidores distintos.</text:p>
          </table:table-cell>
          <table:table-cell table:style-name="Table3.A2" office:value-type="string">
            <text:p text:style-name="P12">Ninguno</text:p>
          </table:table-cell>
          <table:table-cell table:style-name="Table3.A2" office:value-type="string">
            <text:p text:style-name="P11">El cliente web solicita la información de este servicio para mostrar los diferentes precios de una película concreta junto con la información de Filmaffinity.<text:bookmark text:name="_GoBack"/></text:p>
          </table:table-cell>
        </table:table-row>
        <table:table-row table:style-name="Table3.1">
          <table:table-cell table:style-name="Table3.A2" office:value-type="string">
            <text:p text:style-name="P9">Películas WS</text:p>
          </table:table-cell>
          <table:table-cell table:style-name="Table3.A2" office:value-type="string">
            <text:p text:style-name="P11">Se necesita crear un servicio que proporcione información sobre las películas.</text:p>
          </table:table-cell>
          <table:table-cell table:style-name="Table3.A2" office:value-type="string">
            <text:p text:style-name="P11">Dispone de dos Get que devuelven diferente información.</text:p>
            <text:p text:style-name="P11"><text:span text:style-name="T2">Get:</text:span> Devuelve un array de string con todas las películas que hay alamacenadas en base de dato.</text:p>
            <text:p text:style-name="P11"><text:span text:style-name="T2">Get(id):</text:span> devuelve la información de Filmaffinity para la película con el id introducido.</text:p>
          </table:table-cell>
          <table:table-cell table:style-name="Table3.A2" office:value-type="string">
            <text:p text:style-name="P11">Cuadrar la información que devuelve el servivio externo con el modelo de la aplicación y la base de datos.</text:p>
          </table:table-cell>
          <table:table-cell table:style-name="Table3.A2" office:value-type="string">
            <text:p text:style-name="P11">El cliente web recibe el primer Get con el listado y al elegir una película solicita el Get(id).</text:p>
            <text:p text:style-name="P11">El cliente de escritorio utiliza internamente el Get para contar el número de películas almacenadas.</text:p>
          </table:table-cell>
        </table:table-row>
      </table:table>
      <text:p text:style-name="Standard"/>
      <text:h text:style-name="Heading_20_1" text:outline-level="1"><text:bookmark-start text:name="_Toc1817437"/><text:soft-page-break/>ARQUITECTURA DE LA SOLUCIÓN<text:bookmark-end text:name="_Toc1817437"/></text:h>
      <text:p text:style-name="P3">Vease el diagrama adjunto (por comodidad está en un pdf aparte)</text:p>
      <text:h text:style-name="Heading_20_1" text:outline-level="1"><text:bookmark-start text:name="_Toc1817438"/>INSTALACIÓN, DESPLIEGUE Y PUESTA EN PRODUCCIÓN<text:bookmark-end text:name="_Toc1817438"/></text:h>
      <text:p text:style-name="Standard"/>
      <text:p text:style-name="P3">Hemos utilizando maven como herramienta de building de los proyectos en lugar de copy-pastear las dependencias. También hemos elegido una versión de jersey más moderna que la expuesta en clase para consumir los servicios rest de java (2.25.1). </text:p>
      <text:p text:style-name="P3">Hemos desplegado primero los servicios .NET en el servidor IIS de la máquina virtual Windows Server de la escuela, accesibles en el puerto 80 <text:s/>(servicios REST para la obtencion de la entidad peliculas, tanto un listado como los detalles de la misma que son recogidos por la jsp). El cliente de escritorio es una aplicacion .NET. <text:s/>El servicio .NET consume a su vez de un servicio externo FilmAffinity. </text:p>
      <text:p text:style-name="P3">A continuacion hemos desplegado el servicio interno SOAP java construido con jaxws de la forma vista en clase. El war se deposita en un contenedor tomcat generado a traves de una imagen que copia las dependencias necesarias y deposita el binario en la carpeta webapps. El puerto expuesto es el que viene por defecto en la imagen oficial de tomcat (8080). </text:p>
      <text:p text:style-name="P3">Tras levantar el contenedor en la maquina virtual ubuntu server de la escuela compilamos el cliente web, que es un servlet estandar con una jsp para gestionar los datos recogidos de ambos servicios. Se levanta otro contenedor en el puerto 81 para evitar conflictos con el anterior haciendo la sustitución del server.xml en el nuevo dockerfile (tras varias búsquedas hemos elegido la herramienta sed disponible en el contenedor linux de tomcat para realizar el parseo y la substitución). De este modo el cliente web queda accesible en la ruta:</text:p>
      <text:p text:style-name="P3"/>
      <text:p text:style-name="P2"><text:a xlink:type="simple" xlink:href="http://156.35.95.59:81/cliente-web" text:style-name="Internet_20_link" text:visited-style-name="Visited_20_Internet_20_Link">http://156.35.95.59:81/cliente-web</text:a></text:p>
      <text:p text:style-name="P2"/>
      <text:p text:style-name="P4">Los servicios estan publicados respectivamente:</text:p>
      <text:p text:style-name="P5"><text:a xlink:type="simple" xlink:href="http://156.35.95.59:8080/comparador/soapws/comparador" text:style-name="Internet_20_link" text:visited-style-name="Visited_20_Internet_20_Link"><text:span text:style-name="T3">http://156.35.95.59:8080/comparador/soapws/comparador</text:span></text:a><text:span text:style-name="T3"> (comparador soap jaxws)</text:span></text:p>
      <text:p text:style-name="P5"><text:a xlink:type="simple" xlink:href="http://156.35.95.88/WS.Rest.Peliculas/api/Peliculas" text:style-name="Internet_20_link" text:visited-style-name="Visited_20_Internet_20_Link">http://156.35.95.88/WS.Rest.Peliculas/api/Peliculas</text:a><text:span text:style-name="T4"> (.NET REST)</text:span></text:p>
      <text:p text:style-name="P6"><text:span text:style-name="T5">Si se pide con /Peliculas devuelve el listado</text:span></text:p>
      <text:p text:style-name="P6"><text:span text:style-name="T5">Si se pide con /</text:span><text:span text:style-name="T6">Peliculas/Id devuelve informacion de la pelicula en concreto</text:span></text:p>
      <text:p text:style-name="P7"><text:span text:style-name="T5"/></text:p>
      <text:p text:style-name="P8"><text:span text:style-name="T7">Entre los problemas encontrados destacan el lio de puertos cuando se intentan levantar varios contenedores docker en la misma máquina. La imágen de tomcat por defecto sólo expone el puerto 8080 y es necesario modificar el server.xml para no tener el mismo proceso docker corriendo sobre dos puertos iguales (dará error).</text:span></text:p>
      <text:p text:style-name="P8"><text:soft-page-break/><text:span text:style-name="T7">Dificultad para averiguar que puertos de la universidad no están capados.</text:span></text:p>
      <text:p text:style-name="P8"><text:span text:style-name="T7">Dificultad para levantar varios contenedores sobre el mismo puerto: como añadido se podría aver levantado un reverse proxy con ngynx para solucionar éste problema y además agregar un grado más de seguridad (cacheo de información). Por falta de tiempo no se ha realizado esta mejora.</text:span></text:p>
      <text:p text:style-name="P8"><text:span text:style-name="T7">Dificultad para que jersey mapee correctamente los valores de los campos de los objetos del modelo correspondiente al servicio. Se debe tener mucho cuidado con la configuracion del servidor y la librería Jersey. En nuestro caso para que reconociese los campos al deserializar hemos utilizado anotaciones a las propiedades del modelo.</text:span></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ES"/>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CIÓN SERVICIOS WEB</dc:title>
    <meta:initial-creator>ADRIAN MINGUEZ GRAÑA</meta:initial-creator>
    <meta:editing-cycles>20</meta:editing-cycles>
    <meta:creation-date>2019-02-23T11:21:00</meta:creation-date>
    <dc:date>2019-02-24T21:12:21.819661954</dc:date>
    <meta:editing-duration>PT1H30M</meta:editing-duration>
    <meta:generator>LibreOffice/6.0.7.3.0$Linux_X86_64 LibreOffice_project/00$Build-3</meta:generator>
    <meta:document-statistic meta:table-count="3" meta:image-count="0" meta:object-count="0" meta:page-count="7" meta:paragraph-count="75" meta:word-count="997" meta:character-count="6271" meta:non-whitespace-character-count="53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